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400000190CECAFD5287FABC27.png" manifest:media-type="image/png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18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800000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3">
            <text:p/>
          </draw:ellipse>
        </draw:g>
      </draw:page>
      <draw:page draw:name="page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BLUETOOTH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WIFI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GPS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4">Selección de las tecnólogias de </text:span></text:p>
          <text:p text:style-name="P3"><text:span text:style-name="T4">comunicación para el dispositivo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2T18:19:38.334358277</dc:date>
    <meta:editing-duration>PT58M1S</meta:editing-duration>
    <meta:editing-cycles>5</meta:editing-cycles>
    <meta:generator>LibreOffice/5.2.7.2$Linux_x86 LibreOffice_project/20m0$Build-2</meta:generator>
    <meta:document-statistic meta:object-count="28"/>
  </office:meta>
</office:document-meta>
</file>